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MT" svg:font-family="ArialMT"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0458in" style:rel-column-width="2946*"/>
    </style:style>
    <style:style style:name="Table2.B" style:family="table-column">
      <style:table-column-properties style:column-width="4.8792in" style:rel-column-width="70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7in" fo:margin-left="-0.0736in" fo:margin-right="-0.0014in" table:align="margins" style:writing-mode="lr-tb"/>
    </style:style>
    <style:style style:name="Table3.A" style:family="table-column">
      <style:table-column-properties style:column-width="2.3208in" style:rel-column-width="3342*"/>
    </style:style>
    <style:style style:name="Table3.B" style:family="table-column">
      <style:table-column-properties style:column-width="2.7799in" style:rel-column-width="4003*"/>
    </style:style>
    <style:style style:name="Table3.C" style:family="table-column">
      <style:table-column-properties style:column-width="1.0368in" style:rel-column-width="1493*"/>
    </style:style>
    <style:style style:name="Table3.D" style:family="table-column">
      <style:table-column-properties style:column-width="0.8625in" style:rel-column-width="1242*"/>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000000"/>
    </style:style>
    <style:style style:name="P1" style:family="paragraph" style:parent-style-name="Standard">
      <style:text-properties style:font-name="Monaco" fo:font-size="11pt" style:font-name-asian="Monaco" style:font-size-asian="11pt" style:font-name-complex="Monaco" style:font-size-complex="11pt"/>
    </style:style>
    <style:style style:name="P2" style:family="paragraph" style:parent-style-name="Standard">
      <style:text-properties style:font-name="Monaco" fo:font-size="11pt" fo:font-weight="normal" style:font-name-asian="Monaco" style:font-size-asian="11pt" style:font-weight-asian="normal" style:font-name-complex="Monaco" style:font-size-complex="11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200" style:font-name="Monaco" fo:font-size="11pt" style:font-name-asian="Monaco" style:font-size-asian="11pt" style:font-name-complex="Monaco" style:font-size-complex="11pt"/>
    </style:style>
    <style:style style:name="P11" style:family="paragraph" style:parent-style-name="Standard">
      <style:paragraph-properties style:line-height-at-least="0.222in" fo:text-align="center" style:justify-single-word="false" style:text-autospace="none"/>
      <style:text-properties style:use-window-font-color="true" style:font-name="ArialMT" fo:font-size="13pt" fo:font-weight="bold" style:font-name-asian="ArialMT" style:font-size-asian="13pt" style:font-weight-asian="bold" style:font-name-complex="ArialMT" style:font-size-complex="13pt" style:font-weight-complex="bold"/>
    </style:style>
    <style:style style:name="P12" style:family="paragraph" style:parent-style-name="Standard">
      <style:paragraph-properties style:line-height-at-least="0.222in"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13" style:family="paragraph" style:parent-style-name="Standard">
      <style:paragraph-properties style:line-height-at-least="0.222in" style:text-autospac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Heading_20_2">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bold"/>
    </style:style>
    <style:style style:name="T4" style:family="text">
      <style:text-properties fo:color="#000000"/>
    </style:style>
    <style:style style:name="T5" style:family="text">
      <style:text-properties fo:color="#000000" style:font-name="Monaco" fo:font-size="11pt" fo:font-weight="normal" style:font-name-asian="Monaco" style:font-size-asian="11pt" style:font-weight-asian="normal" style:font-name-complex="Monaco" style:font-size-complex="11pt" style:font-weight-complex="normal"/>
    </style:style>
    <style:style style:name="T6" style:family="text">
      <style:text-properties fo:color="#000000" style:font-name="Monaco" fo:font-size="11pt" style:font-name-asian="Monaco" style:font-size-asian="11pt" style:font-name-complex="Monaco" style:font-size-complex="11pt"/>
    </style:style>
    <style:style style:name="T7" style:family="text">
      <style:text-properties fo:color="#000000" style:font-name="Monaco" fo:font-size="11pt" style:font-name-asian="Monaco" style:font-size-asian="11pt" style:font-name-complex="Monaco" style:font-size-complex="11pt"/>
    </style:style>
    <style:style style:name="T8" style:family="text">
      <style:text-properties fo:color="#0000ff"/>
    </style:style>
    <style:style style:name="T9" style:family="text">
      <style:text-properties fo:color="#660000"/>
    </style:style>
    <style:style style:name="T10" style:family="text">
      <style:text-properties fo:color="#660000" style:font-name="Monaco" fo:font-size="11pt" fo:font-weight="normal" style:font-name-asian="Monaco" style:font-size-asian="11pt" style:font-weight-asian="normal" style:font-name-complex="Monaco" style:font-size-complex="11pt" style:font-weight-complex="normal"/>
    </style:style>
    <style:style style:name="T11" style:family="text">
      <style:text-properties fo:color="#660000" style:font-name="Monaco" fo:font-size="11pt" style:font-name-asian="Monaco" style:font-size-asian="11pt" style:font-name-complex="Monaco" style:font-size-complex="11pt"/>
    </style:style>
    <style:style style:name="T12" style:family="text">
      <style:text-properties fo:color="#660000" style:font-name="Monaco" fo:font-size="11pt" style:font-name-asian="Monaco" style:font-size-asian="11pt" style:font-name-complex="Monaco" style:font-size-complex="11pt"/>
    </style:style>
    <style:style style:name="T13" style:family="text">
      <style:text-properties fo:color="#808080"/>
    </style:style>
    <style:style style:name="T14" style:family="text">
      <style:text-properties fo:color="#808080" style:font-name="Monaco" fo:font-size="11pt" style:font-name-asian="Monaco" style:font-size-asian="11pt" style:font-name-complex="Monaco" style:font-size-complex="11pt"/>
    </style:style>
    <style:style style:name="T15" style:family="text">
      <style:text-properties fo:color="#008200"/>
    </style:style>
    <style:style style:name="T16" style:family="text">
      <style:text-properties fo:color="#008200" style:font-name="Monaco" fo:font-size="11pt" fo:font-weight="normal" style:font-name-asian="Monaco" style:font-size-asian="11pt" style:font-weight-asian="normal" style:font-name-complex="Monaco" style:font-size-complex="11pt" style:font-weight-complex="normal"/>
    </style:style>
    <style:style style:name="T17" style:family="text">
      <style:text-properties fo:color="#008200" style:font-name="Monaco" fo:font-size="11pt" style:font-name-asian="Monaco" style:font-size-asian="11pt" style:font-name-complex="Monaco" style:font-size-complex="11pt"/>
    </style:style>
    <style:style style:name="T18" style:family="text">
      <style:text-properties fo:font-weight="bold" style:font-weight-asian="bold" style:font-weight-complex="bold"/>
    </style:style>
    <style:style style:name="T19" style:family="text">
      <style:text-properties fo:color="#ff0000"/>
    </style:style>
    <style:style style:name="T20" style:family="text">
      <style:text-properties fo:color="#ff0000" style:font-name="Monaco" fo:font-size="11pt" style:font-name-asian="Monaco" style:font-size-asian="11pt" style:font-name-complex="Monaco" style:font-size-complex="11pt"/>
    </style:style>
    <style:style style:name="T21" style:family="text">
      <style:text-properties style:text-position="super 58%"/>
    </style:style>
    <style:style style:name="T22" style:family="text">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T23" style:family="text">
      <style:text-properties fo:color="#0016e7" style:font-name="ArialMT" fo:font-size="13pt" style:text-underline-style="solid" style:text-underline-width="auto" style:text-underline-color="#0016e7" fo:font-weight="normal" style:font-name-asian="ArialMT" style:font-size-asian="13pt" style:font-weight-asian="normal" style:font-name-complex="ArialMT" style:font-size-complex="13pt" style:font-weight-complex="normal"/>
    </style:style>
    <style:style style:name="T24" style:family="text">
      <style:text-properties style:font-weight-asian="normal"/>
    </style:style>
    <style:style style:name="T25"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Team Documentation</text:h>
      <text:p text:style-name="Text_20_body">by Daniel MacDonald</text:p>
      <text:p text:style-name="Text_20_body">Last updated: 5/1/2009</text:p>
      <text:p text:style-name="Standard">This document covers Action Team-related functionality and procedures for the Social Media Toolkit. It is not an exhaustive documentation or even an explanation of the code, but should serve as a quick reference for locating certain functional areas given an overall understanding of the SMT and its structure. It tries to provide notes only on non-obvious aspects of the code and to address frequent points of confusion. </text:p>
      <text:p text:style-name="Standard"/>
      <text:h text:style-name="Heading_20_1" text:outline-level="1">Core Class Files</text:h>
      <text:p text:style-name="Text_20_body">(Restricted to classes authored for action team functionality and in large part by me)</text:p>
      <text:h text:style-name="Heading_20_2" text:outline-level="2">Challenges</text:h>
      <text:p text:style-name="Text_20_body">Please see Challenges.odt for detailed documentation of challenge topics.</text:p>
      <text:h text:style-name="Heading_20_2" text:outline-level="2">DbRowObject</text:h>
      <text:p text:style-name="Text_20_body">Documentation is in the comment block at the top of the file.</text:p>
      <text:h text:style-name="Heading_20_2" text:outline-level="2">DynamicTemplate</text:h>
      <text:p text:style-name="Text_20_body">Please see DynamicTemplates.odt for documentation on the class and related topics.</text:p>
      <text:h text:style-name="Heading_20_2" text:outline-level="2">Orders</text:h>
      <text:p text:style-name="P8"/>
      <text:p text:style-name="P8"><text:span text:style-name="T18">Orders Table</text:span> </text:p>
      <text:p text:style-name="P8">The Orders table is a straightforward record of prize redemption orders. </text:p>
      <text:p text:style-name="P8">status – tracks the order state </text:p>
      <text:p text:style-name="P8">date* – dates of different state changes, visible to user on orders page</text:p>
      <text:p text:style-name="P8">reviewedBy – field to track order handler's name if more than one person is handling backend stuff</text:p>
      <text:h text:style-name="Heading_20_2" text:outline-level="2">Photos</text:h>
      <text:p text:style-name="P7">Photos Table</text:p>
      <text:p text:style-name="P8">The photos table holds records of photos users have uploaded (only used for challenge submissions for now)</text:p>
      <text:p text:style-name="Text_20_body"><text:span text:style-name="T3">localFilename – contains a filename relative to the submission directory, used as follows:<text:line-break/></text:span><text:span text:style-name="T10">$code </text:span><text:span text:style-name="T5">.= </text:span><text:span text:style-name="T16">'&lt;img src="' </text:span><text:span text:style-name="T5">. URL_SUBMITTED_IMAGES.</text:span><text:span text:style-name="T16">'/'</text:span><text:span text:style-name="T5">. </text:span><text:span text:style-name="T10">$photo</text:span><text:span text:style-name="T5">-&gt;localFilename. </text:span><text:span text:style-name="T16">'" width="150" /&gt;'</text:span><text:span text:style-name="T5">;</text:span></text:p>
      <text:p text:style-name="P8"><text:soft-page-break/></text:p>
      <text:p text:style-name="P8">Photo uploading is handled by this function in pageChallengeSubmit:</text:p>
      <text:p text:style-name="P2"><text:span text:style-name="T8">static function </text:span><text:span text:style-name="T4">processChallengeSubmitPhoto(</text:span><text:span text:style-name="T9">$userid</text:span><text:span text:style-name="T4">, </text:span><text:span text:style-name="T9">$completedid</text:span><text:span text:style-name="T4">)</text:span></text:p>
      <text:p text:style-name="P5">{<text:tab/><text:tab/></text:p>
      <text:p text:style-name="P4"><text:span text:style-name="T4"><text:tab/></text:span><text:span text:style-name="T8">if </text:span><text:span text:style-name="T4">(is_uploaded_file(</text:span><text:span text:style-name="T9">$_FILES</text:span><text:span text:style-name="T4">[</text:span><text:span text:style-name="T15">'photo1'</text:span><text:span text:style-name="T4">][</text:span><text:span text:style-name="T15">'tmp_name'</text:span><text:span text:style-name="T4">]))</text:span></text:p>
      <text:p text:style-name="P5"><text:tab/>{<text:tab/><text:tab/><text:tab/></text:p>
      <text:p text:style-name="P4"><text:span text:style-name="T4"><text:tab/><text:tab/></text:span><text:span text:style-name="T9">$uploaddir </text:span><text:span text:style-name="T4">= PATH_UPLOAD_SUBMISSIONS;</text:span></text:p>
      <text:p text:style-name="P4"><text:span text:style-name="T4"><text:tab/> <text:s text:c="3"/></text:span><text:span text:style-name="T9">$filename</text:span><text:span text:style-name="T4">=</text:span><text:span text:style-name="T15">"userid_</text:span><text:span text:style-name="T4">{</text:span><text:span text:style-name="T9">$userid</text:span><text:span text:style-name="T4">}</text:span><text:span text:style-name="T15">_completedid_</text:span><text:span text:style-name="T4">{</text:span><text:span text:style-name="T9">$completedid</text:span><text:span text:style-name="T4">}</text:span><text:span text:style-name="T15">_"</text:span><text:span text:style-name="T4"> . basename(</text:span><text:span text:style-name="T9">$_FILES</text:span><text:span text:style-name="T4">[</text:span><text:span text:style-name="T15">'photo1'</text:span><text:span text:style-name="T4">][</text:span><text:span text:style-name="T15">'name'</text:span><text:span text:style-name="T4">]);</text:span></text:p>
      <text:p text:style-name="P4"><text:span text:style-name="T4"><text:tab/> <text:s text:c="3"/></text:span><text:span text:style-name="T9">$uploadfile </text:span><text:span text:style-name="T4">= </text:span><text:span text:style-name="T9">$uploaddir </text:span><text:span text:style-name="T4">. </text:span><text:span text:style-name="T9">$filename</text:span><text:span text:style-name="T4">;</text:span></text:p>
      <text:p text:style-name="P4"><text:span text:style-name="T4"><text:tab/> <text:s text:c="3"/>move_uploaded_file(</text:span><text:span text:style-name="T9">$_FILES</text:span><text:span text:style-name="T4">[</text:span><text:span text:style-name="T15">'photo1'</text:span><text:span text:style-name="T4">][</text:span><text:span text:style-name="T15">'tmp_name'</text:span><text:span text:style-name="T4">], </text:span><text:span text:style-name="T9">$uploadfile</text:span><text:span text:style-name="T4">);</text:span></text:p>
      <text:p text:style-name="P4"><text:span text:style-name="T4"><text:tab/> <text:s text:c="3"/>copy(</text:span><text:span text:style-name="T9">$uploadfile</text:span><text:span text:style-name="T4">, </text:span><text:span text:style-name="T9">$uploaddir</text:span><text:span text:style-name="T4">. </text:span><text:span text:style-name="T15">'thumbnail.'</text:span><text:span text:style-name="T4">. </text:span><text:span text:style-name="T9">$filename</text:span><text:span text:style-name="T4">); </text:span></text:p>
      <text:p text:style-name="P4"><text:span text:style-name="T4"><text:tab/> <text:s text:c="3"/></text:span><text:span text:style-name="T8">return </text:span><text:span text:style-name="T9">$filename</text:span><text:span text:style-name="T4">;</text:span></text:p>
      <text:p text:style-name="P4"><text:span text:style-name="T4"><text:tab/>} </text:span><text:span text:style-name="T8">else</text:span></text:p>
      <text:p text:style-name="P4"><text:span text:style-name="T8"><text:tab/>return false</text:span><text:span text:style-name="T4">; <text:s text:c="3"/></text:span></text:p>
      <text:p text:style-name="P5">}</text:p>
      <text:p text:style-name="P8"/>
      <text:p text:style-name="Text_20_body"><text:span text:style-name="T2">Filenames are prefixed with userid and complete challenge id and copied to PATH_UPLOAD_SUBMISSIONS. URL_SUBMITTED_IMAGES obviously must point the web server to the same directory.</text:span></text:p>
      <text:h text:style-name="Heading_20_2" text:outline-level="2">Prizes</text:h>
      <text:p text:style-name="Text_20_body"/>
      <text:p text:style-name="P7">Prize Table</text:p>
      <text:p text:style-name="P8">shortName – originally intended to facilitate code reference to individual prizes, however this has never been done. Ignore this field.</text:p>
      <text:p text:style-name="P8">dateStart/dateEnd – For weekly or grand prizes (isWeekly=1 OR isGrand&gt;0), date ranges are only used for display and sorting on the rewards page. For point-based prizes, also determines the time window in which the prize may be redeemed.</text:p>
      <text:p text:style-name="P8">pointCost – not displayed for weekly or grand prizes</text:p>
      <text:p text:style-name="P8">eligibility – determines whether the prize is available to only team members or to everyone, based on the following function in PrizeTable:</text:p>
      <text:p text:style-name="P2"><text:span text:style-name="T4"><text:tab/></text:span><text:span text:style-name="T8">static function </text:span><text:span text:style-name="T4">userIsEligible(</text:span><text:span text:style-name="T9">$prize_el</text:span><text:span text:style-name="T4">, </text:span><text:span text:style-name="T9">$user_el</text:span><text:span text:style-name="T4">)</text:span></text:p>
      <text:p text:style-name="P5"><text:tab/>{</text:p>
      <text:p text:style-name="P4"><text:span text:style-name="T4"><text:s/><text:tab/><text:tab/></text:span><text:span text:style-name="T13">// this implies that 'general' can only redeem prizes marked 'general', and 'team' can only redeem prizes marked 'team'. </text:span></text:p>
      <text:p text:style-name="P4"><text:span text:style-name="T4"><text:s/><text:tab/><text:tab/></text:span><text:span text:style-name="T13">// might also want that team can redeem general prizes...</text:span></text:p>
      <text:p text:style-name="P4"><text:span text:style-name="T4"><text:tab/><text:tab/></text:span><text:span text:style-name="T8">return </text:span><text:span text:style-name="T9">$prize_el</text:span><text:span text:style-name="T4">==</text:span><text:span text:style-name="T9">$user_el </text:span><text:span text:style-name="T4">|| (</text:span><text:span text:style-name="T9">$prize_el </text:span><text:span text:style-name="T4">== </text:span><text:span text:style-name="T15">'general' </text:span><text:span text:style-name="T4">&amp;&amp; </text:span><text:span text:style-name="T9">$user_el</text:span><text:span text:style-name="T4">==</text:span><text:span text:style-name="T15">'team'</text:span><text:span text:style-name="T4">);</text:span></text:p>
      <text:p text:style-name="P5"><text:tab/><text:tab/></text:p>
      <text:p text:style-name="P5"><text:tab/>}</text:p>
      <text:p text:style-name="Standard">This functionality has not been used however, so just set eligibility='general' to be safe.</text:p>
      <text:p text:style-name="Standard"><text:soft-page-break/></text:p>
      <text:p text:style-name="P3">orderFieldsNeeded – A string including any of 'address', 'phone', or 'email'. On the redemption form, corresponding fields will appear to request each piece of information. For example, if orderFieldsNeeded='address phone', then the user will have to put in their address and phone number to order, but won't have to enter an email address. This feature helps us avoid asking for unnecessary information from users when ordering non-physical items such as iTunes gift cards.</text:p>
      <text:p text:style-name="P8"/>
      <text:p text:style-name="P8">isWeekly – boolean (0 or 1) indicating that this is a weekly prize</text:p>
      <text:p text:style-name="P8">isGrand – integer, 0=not a grand prize, 1=grand prize, 2+=runner-up prize</text:p>
      <text:p text:style-name="P8">isFeatured – similar to the Challenge isFeatured field</text:p>
      <text:p text:style-name="P8">dollarValue – extra field to help sort weekly prizes by their relative value, used in reward summary page on HotDish.</text:p>
      <text:p text:style-name="P8"/>
      <text:h text:style-name="P16" text:outline-level="2">Scores</text:h>
      <text:p text:style-name="P8"/>
      <text:p text:style-name="P7">WeeklyScores Table</text:p>
      <text:p text:style-name="P8">Each record is a cached weekly score value for a particular user at a particular time. See calcWeeklyLeaders.</text:p>
      <text:h text:style-name="Heading_20_2" text:outline-level="2">Team Backend</text:h>
      <text:p text:style-name="Text_20_body">Collection of site functions meant to be invoked manually via the config page or as cron tasks.</text:p>
      <text:p text:style-name="P7">Config page:</text:p>
      <text:p text:style-name="Text_20_body">prepareContest – This resets all the prize and challenge stock levels, cleans up the 'ChallengesCompleted', 'Log', 'UserInvites', 'Comments', 'ContactEmails', 'Notifications', 'NotificationMessages', 'Orders', 'Photos', 'Videos', 'WeeklyScores', 'fbSessions' for all users, and resets User and UserInfo records for users back to the state they would have been in when they had first added the app but not signed up. (Fields such as points, email address, and isMember all cleared). In other words, prepare current user base for a fresh contest but without destroying all of their content. Requires them to go through the signup procedure again.</text:p>
      <text:p text:style-name="Text_20_body">updateSiteCachedPointsAndChallenges – called as cron job periodically for a limited number of users to synchronize the User and UserInfo cached point and challenge fields with the actual point values of challenges completed and prizes redeemed. The following fields are updated, by way of UserInfo::updateUserCachedPointsAndChallenges: </text:p>
      <text:p text:style-name="P1"><text:span text:style-name="T9"><text:tab/><text:tab/><text:tab/>$userinfo</text:span><text:span text:style-name="T4">-&gt;cachedChallengesCompleted = </text:span><text:span text:style-name="T9">$chdata</text:span><text:span text:style-name="T4">-&gt;numCompleted;</text:span></text:p>
      <text:p text:style-name="P4"><text:span text:style-name="T4"><text:tab/><text:tab/><text:tab/></text:span><text:span text:style-name="T9">$user</text:span><text:span text:style-name="T4">-&gt;cachedPointsEarned = </text:span><text:span text:style-name="T9">$chdata</text:span><text:span text:style-name="T4">-&gt;pointTotal;</text:span></text:p>
      <text:p text:style-name="P4"><text:span text:style-name="T4"><text:tab/><text:tab/><text:tab/></text:span><text:span text:style-name="T9">$user</text:span><text:span text:style-name="T4">-&gt;cachedPointTotal = </text:span><text:span text:style-name="T9">$chdata</text:span><text:span text:style-name="T4">-&gt;pointTotal - </text:span><text:span text:style-name="T9">$odata</text:span><text:span text:style-name="T4">-&gt;pointTotalCost;</text:span></text:p>
      <text:p text:style-name="P4"><text:span text:style-name="T4"><text:tab/><text:tab/><text:tab/></text:span><text:span text:style-name="T9">$user</text:span><text:span text:style-name="T4">-&gt;cachedPointsEarnedThisWeek = </text:span><text:span text:style-name="T9">$chdata</text:span><text:span text:style-name="T4">-&gt;pointTotalThisWeek;</text:span></text:p>
      <text:p text:style-name="P4"><text:span text:style-name="T4"><text:tab/><text:tab/><text:tab/></text:span><text:span text:style-name="T9">$user</text:span><text:span text:style-name="T4">-&gt;cachedPointsEarnedLastWeek = </text:span><text:span text:style-name="T9">$chdata</text:span><text:span text:style-name="T4">-</text:span><text:soft-page-break/><text:span text:style-name="T4">&gt;pointTotalLastWeek;</text:span></text:p>
      <text:p text:style-name="P4"><text:span text:style-name="T4"><text:tab/><text:tab/><text:tab/></text:span><text:span text:style-name="T9">$userinfo</text:span><text:span text:style-name="T4">-&gt;lastUpdateCachedPointsAndChallenges = date(</text:span><text:span text:style-name="T15">'Y-m-d H:i:s'</text:span><text:span text:style-name="T4">, time()); </text:span></text:p>
      <text:p text:style-name="P5"/>
      <text:p text:style-name="Text_20_body">updateSiteChallenges – called as a cron job periodically for a limited number of users. Adds/negates completed challenge records for certain site challenges that can only be detected after the fact. Currently these are just email and sms permission challenges which are detected by querying facebook. </text:p>
      <text:p text:style-name="Text_20_body">updateScores – utility function invokeable from config to make all cached point values current for all users, including requerying site challenges:</text:p>
      <text:p text:style-name="P1"><text:span text:style-name="T8">function </text:span><text:span text:style-name="T4">updateScores()</text:span></text:p>
      <text:p text:style-name="P5"><text:tab/>{</text:p>
      <text:p text:style-name="P4"><text:span text:style-name="T4"><text:tab/><text:tab/></text:span><text:span text:style-name="T9">$this</text:span><text:span text:style-name="T4">-&gt;updateSiteChallenges(</text:span><text:span text:style-name="T19">0</text:span><text:span text:style-name="T4">);</text:span></text:p>
      <text:p text:style-name="P4"><text:span text:style-name="T4"><text:tab/><text:tab/></text:span><text:span text:style-name="T9">$this</text:span><text:span text:style-name="T4">-&gt;updateCachedPointsAndChallenges(</text:span><text:span text:style-name="T19">0</text:span><text:span text:style-name="T4">);</text:span></text:p>
      <text:p text:style-name="P5"><text:tab/>}</text:p>
      <text:p text:style-name="Standard">This command is helpful to generate an immediate, authoritative point tally.</text:p>
      <text:p text:style-name="Standard"/>
      <text:p text:style-name="Standard">calcWeeklyLeaders – implemented originally as a cronJob but should only be run manually after all submitted challenges are tallied for the previous week. Has the same effect as updateCachedPointsAndChallenges but caches the top 350 leaders for the last week in the scores table as well:</text:p>
      <text:p text:style-name="P4"><text:span text:style-name="T8">function </text:span><text:span text:style-name="T4">calcWeeklyLeaders()</text:span></text:p>
      <text:p text:style-name="P5"><text:tab/>{</text:p>
      <text:p text:style-name="P4"><text:span text:style-name="T4"><text:tab/><text:tab/></text:span><text:span text:style-name="T9">$this</text:span><text:span text:style-name="T4">-&gt;log(</text:span><text:span text:style-name="T15">'calcLeaders...'</text:span><text:span text:style-name="T4">);</text:span></text:p>
      <text:p text:style-name="P5"><text:tab/></text:p>
      <text:p text:style-name="P4"><text:span text:style-name="T4"><text:tab/><text:tab/></text:span><text:span text:style-name="T8">require_once</text:span><text:span text:style-name="T4">(PATH_CORE.</text:span><text:span text:style-name="T15">'/classes/scores.class.php'</text:span><text:span text:style-name="T4">);</text:span></text:p>
      <text:p text:style-name="P4"><text:span text:style-name="T4"><text:tab/><text:tab/></text:span><text:span text:style-name="T9">$scores </text:span><text:span text:style-name="T4">= </text:span><text:span text:style-name="T8">new </text:span><text:span text:style-name="T4">WeeklyScoresTable(</text:span><text:span text:style-name="T9">$this</text:span><text:span text:style-name="T4">-&gt;db);</text:span></text:p>
      <text:p text:style-name="P4"><text:span text:style-name="T4"><text:tab/><text:tab/></text:span><text:span text:style-name="T9">$scores</text:span><text:span text:style-name="T4">-&gt;storeWeeklyPointsEarned(</text:span><text:span text:style-name="T8">array</text:span><text:span text:style-name="T4">(</text:span><text:span text:style-name="T15">'team'</text:span><text:span text:style-name="T4">,</text:span><text:span text:style-name="T15">'general'</text:span><text:span text:style-name="T4">,</text:span><text:span text:style-name="T15">'ineligible'</text:span><text:span text:style-name="T4">), </text:span><text:span text:style-name="T19">350</text:span><text:span text:style-name="T4">, </text:span><text:span text:style-name="T15">''</text:span><text:span text:style-name="T4">);</text:span></text:p>
      <text:p text:style-name="P5"><text:tab/><text:tab/><text:tab/></text:p>
      <text:p text:style-name="P5"><text:tab/>}</text:p>
      <text:p text:style-name="Standard">rewardBetaTesters – utility function to help reward the HotDish beta users after the contest began. Should be removed or generalized to take a list of user emails from an external source.</text:p>
      <text:p text:style-name="Standard"/>
      <text:p text:style-name="Standard">updateUserLevels – called as a cron job periodically for a limited number of users. Sync's the contents of the <text:span text:style-name="T11">$user</text:span><text:span text:style-name="T6">-&gt;userLevel</text:span> field with the predefined user levels (defined in constants.php). Also updates <text:span text:style-name="T11">$user</text:span><text:span text:style-name="T6">-&gt;votePower </text:span>accordingly and writes levelIncrease actions to the log.</text:p>
      <text:h text:style-name="Heading_20_2" text:outline-level="2">User</text:h>
      <text:p text:style-name="Text_20_body">(User and UserInfo functionality is pretty well understood by other devs so I'll leave it out)</text:p>
      <text:p text:style-name="Text_20_body"/>
      <text:p text:style-name="P7">UserInvite Table</text:p>
      <text:p text:style-name="P8">Records userid and fbId, and date whenever an app invite is sent via the site. This is used to help assign referral credit when someone signs up or accepts an invite and to filter the list of users that appear in the invite dialog. See code in pageInvite and pageSignup.</text:p>
      <text:h text:style-name="Heading_20_2" text:outline-level="2"><text:soft-page-break/>Video</text:h>
      <text:p text:style-name="P7">Video Table</text:p>
      <text:p text:style-name="P8">Tracks videos submitted anywhere on the site (for challenges, stories, blogs, comments, etc)</text:p>
      <text:p text:style-name="P8">status – not currently checked, but can facilitate a moderator-approval process to prevent abuse</text:p>
      <text:p text:style-name="P8">embedCode – contains the url to the video that buildPlayerFromLink() uses to construct an embedded flash player. Poorly named, yes. </text:p>
      <text:p text:style-name="P7">Video Functions</text:p>
      <text:p text:style-name="P8">getVideoURLFromEmbedCodeOrURL() - useful for extracting the video url if the user submits an embed code (not all video services make it easy for users to get the url by itself)</text:p>
      <text:p text:style-name="P8"/>
      <text:h text:style-name="Heading_20_1" text:outline-level="1">Facebook Classes</text:h>
      <text:h text:style-name="Heading_20_2" text:outline-level="2">Account</text:h>
      <text:p text:style-name="P7">Account Template Customization</text:p>
      <text:p text:style-name="P8">pageAccount and pageSignup contain site-specific text as well as site-specific logic, and therefore require a more sophisticated template. Both pages utilize the common methonds in account.class to build the account/signup forms and validate and store the account data. The account class in turns delegates some sub functions to the acountTemplate class declared in PATH_TEMPLATES/account.php. These functions contain the important modifiable behavior of the account/signup page. </text:p>
      <text:p text:style-name="P7">Task: Change how the site determines eligibility categories</text:p>
      <text:p text:style-name="P7"/>
      <text:p text:style-name="P8">checkEligibility() is where the eligibility criterion for each site resides and needs to return 'team' or 'general'. Simply update the boolean expression to check the properties of $user and $userinfo you want to condition your site's eligibility on.</text:p>
      <text:p text:style-name="P2"><text:span text:style-name="T8">function </text:span><text:span text:style-name="T4">checkEligibility(</text:span><text:span text:style-name="T9">$user</text:span><text:span text:style-name="T4">, </text:span><text:span text:style-name="T9">$userinfo</text:span><text:span text:style-name="T4">)</text:span></text:p>
      <text:p text:style-name="P5"><text:tab/>{</text:p>
      <text:p text:style-name="P4"><text:span text:style-name="T4"><text:tab/><text:tab/></text:span><text:span text:style-name="T8">return </text:span><text:span text:style-name="T4">(</text:span><text:span text:style-name="T9">$userinfo</text:span><text:span text:style-name="T4">-&gt;country == </text:span><text:span text:style-name="T15">'United States'</text:span><text:span text:style-name="T4">)</text:span></text:p>
      <text:p text:style-name="P4"><text:span text:style-name="T4"><text:tab/><text:tab/><text:tab/><text:tab/>&amp;&amp; (</text:span><text:span text:style-name="T9">$userinfo</text:span><text:span text:style-name="T4">-&gt;age &gt;=</text:span><text:span text:style-name="T19">16 </text:span><text:span text:style-name="T4">&amp;&amp; </text:span><text:span text:style-name="T9">$userinfo</text:span><text:span text:style-name="T4">-&gt;age &lt;= </text:span><text:span text:style-name="T19">25</text:span><text:span text:style-name="T4">)</text:span></text:p>
      <text:p text:style-name="P4"><text:span text:style-name="T4"><text:tab/><text:tab/><text:tab/><text:tab/></text:span><text:span text:style-name="T13">/*&amp;&amp; ($user-&gt;optInStudy)*/</text:span><text:span text:style-name="T4"> ? </text:span><text:span text:style-name="T15">'team' </text:span><text:span text:style-name="T4">: </text:span><text:span text:style-name="T15">'general'</text:span><text:span text:style-name="T4">;</text:span></text:p>
      <text:p text:style-name="P5"><text:tab/><text:tab/></text:p>
      <text:p text:style-name="P5"><text:tab/>}</text:p>
      <text:p text:style-name="P8"/>
      <text:p text:style-name="P7">Task: Modify the Research Question</text:p>
      <text:p text:style-name="P8">Edit $importance in fetchResearchFields(). The 0<text:span text:style-name="T21">th</text:span> element is the question, the others are the possible numbered responses.</text:p>
      <text:p text:style-name="P2"><text:span text:style-name="T4"><text:tab/></text:span><text:span text:style-name="T8">function </text:span><text:span text:style-name="T4">fetchResearchFields(</text:span><text:span text:style-name="T9">$fdata</text:span><text:span text:style-name="T4">)</text:span></text:p>
      <text:p text:style-name="P5"><text:tab/>{</text:p>
      <text:p text:style-name="P4"><text:span text:style-name="T4"><text:tab/><text:tab/></text:span><text:span text:style-name="T8">if </text:span><text:span text:style-name="T4">(ENABLE_RESEARCH_STUDY)</text:span></text:p>
      <text:p text:style-name="P5"><text:soft-page-break/><text:tab/><text:tab/>{</text:p>
      <text:p text:style-name="P4"><text:span text:style-name="T4"><text:tab/><text:tab/><text:tab/></text:span><text:span text:style-name="T8">if </text:span><text:span text:style-name="T4">(</text:span><text:span text:style-name="T9">$fdata</text:span><text:span text:style-name="T4">-&gt;showResearchImportance <text:s/>OR </text:span><text:span text:style-name="T8">isset</text:span><text:span text:style-name="T4">(</text:span><text:span text:style-name="T9">$_GET</text:span><text:span text:style-name="T4">[</text:span><text:span text:style-name="T15">'force'</text:span><text:span text:style-name="T4">])) {</text:span></text:p>
      <text:p text:style-name="P4"><text:span text:style-name="T4"><text:tab/><text:tab/><text:tab/><text:tab/></text:span><text:span text:style-name="T13">// does not allow changing it after its been set</text:span></text:p>
      <text:p text:style-name="P4"><text:span text:style-name="T4"><text:tab/><text:tab/><text:tab/><text:tab/></text:span><text:span text:style-name="T9">$importance</text:span><text:span text:style-name="T4">=</text:span><text:span text:style-name="T8">array</text:span><text:span text:style-name="T4">(</text:span><text:span text:style-name="T19">0</text:span><text:span text:style-name="T4">=&gt;</text:span><text:span text:style-name="T15">'How interested are you in climate change issues?'</text:span><text:span text:style-name="T4">,</text:span><text:span text:style-name="T19">1</text:span><text:span text:style-name="T4">=&gt;</text:span><text:span text:style-name="T15">'Extremely uninterested'</text:span><text:span text:style-name="T4">,</text:span><text:span text:style-name="T19">2</text:span><text:span text:style-name="T4">=&gt;</text:span><text:span text:style-name="T15">'Mostly uninterested'</text:span><text:span text:style-name="T4">,</text:span><text:span text:style-name="T19">3</text:span><text:span text:style-name="T4">=&gt;</text:span><text:span text:style-name="T15">'Somewhat uninterested'</text:span><text:span text:style-name="T4">,</text:span><text:span text:style-name="T19">4</text:span><text:span text:style-name="T4">=&gt;</text:span><text:span text:style-name="T15">'Neither interested nor uninterested'</text:span><text:span text:style-name="T4">,</text:span><text:span text:style-name="T19">5</text:span><text:span text:style-name="T4">=&gt;</text:span><text:span text:style-name="T15">'Somewhat interested'</text:span><text:span text:style-name="T4">,</text:span><text:span text:style-name="T19">6</text:span><text:span text:style-name="T4">=&gt;</text:span><text:span text:style-name="T15">'Mostly interested'</text:span><text:span text:style-name="T4">,</text:span><text:span text:style-name="T19">7</text:span><text:span text:style-name="T4">=&gt;</text:span><text:span text:style-name="T15">'Extremely interested'</text:span><text:span text:style-name="T4">);</text:span></text:p>
      <text:p text:style-name="P6"><text:tab/>...</text:p>
      <text:p text:style-name="P7"/>
      <text:p text:style-name="P7">Task: Change or add custom fields or text</text:p>
      <text:p text:style-name="P8">fetchCustomAccountFields() provides a callback to add custom code inside the fb:editor form. In Hot Dish, this field is updated based on the value of the age selection dialog via some embedded javascript functions.</text:p>
      <text:p text:style-name="P7">Task: Change/hide checkboxes</text:p>
      <text:p text:style-name="P8">buildOptInStudyText() and buildAcceptRulesText() generate code for the opt-in and rules checkboxes by default. Change the code in them to suit your site or replace them with hidden inputs with value=1 to hide them.</text:p>
      <text:p text:style-name="P7">Note:<text:span text:style-name="T2"> validateFormData() provides extra hooks to validate form data beyond the built-in validation. If your signup process isn't working as expected, make sure you aren't validating fields here that you don't care about.</text:span></text:p>
      <text:h text:style-name="Heading_20_2" text:outline-level="2">ActionFeed</text:h>
      <text:p text:style-name="Text_20_body">Builds the various version of the action feed by generating lists of action feed items (stories) from the log. buildActionItem() is the core method to build a story item and is where action customizations go. fetchChallengeCompletedItem() builds action items for challenge completed records but is broken out for modularity. Three main variants of the feed are rendered by the functions fetchFeedPage() (used for the main action feed and filtered action feeds), fetchScoreLog() (for generating score histories for a user) and fetchChallengesSubmittedPage() (for rendering just the submitted challenges and the associated photos and videos for review).</text:p>
      <text:p text:style-name="Text_20_body"/>
      <text:h text:style-name="Heading_20_2" text:outline-level="2">ActionTeam</text:h>
      <text:p text:style-name="Text_20_body">ActionTeam builds side panels of action-team oriented content including reward, challenge, profile, leaders, and legend panels.</text:p>
      <text:p text:style-name="Text_20_body"/>
      <text:h text:style-name="Heading_20_1" text:outline-level="1">Facebook Pages</text:h>
      <text:p text:style-name="Text_20_body">(restricted to those which I wrote that have nontrivial functionality)</text:p>
      <text:h text:style-name="Heading_20_2" text:outline-level="2"><text:soft-page-break/>page404 </text:h>
      <text:h text:style-name="Heading_20_2" text:outline-level="2">pageAccount (?p=account)</text:h>
      <text:p text:style-name="Text_20_body">Contains front-end submission logic for account settings form, most of the work is done in account.class. Note: hitting ?p=account&amp;nukeMe will nuke the current user.</text:p>
      <text:h text:style-name="Heading_20_2" text:outline-level="2">pageAdmin (?p=admin)</text:h>
      <text:p text:style-name="Text_20_body">Provides access to dynamic template editing interface within facebook. Hit &amp;editTemplates to show the templates and edit them, &amp;populateTemplates to repopulate missing template entries in the database</text:p>
      <text:h text:style-name="Heading_20_2" text:outline-level="2">pageAppTab</text:h>
      <text:p text:style-name="Text_20_body"/>
      <text:h text:style-name="Heading_20_2" text:outline-level="2">pageChallenges (?p=challenges)</text:h>
      <text:p text:style-name="Text_20_body">Renders challenge list and also challenge detail pages with &amp;id=&lt;challengeid&gt;</text:p>
      <text:h text:style-name="Heading_20_2" text:outline-level="2">pageChallengeSubmit (?p=challengeSubmit&amp;id=....)</text:h>
      <text:p text:style-name="Text_20_body">Builds challenge submission forms, handles validation and uploading. Note that the challenge submit form is submitted via POST with enctype=multipart/form-data to allow photo uploads. This means we can't post to a canvas page and we instead use the callback URL directly inside fetchSubmissionDialogForm</text:p>
      <text:p text:style-name="Text_20_body"><text:span text:style-name="T11">$photoSubmitCallbackURL </text:span><text:span text:style-name="T6">= URL_CALLBACK .</text:span><text:span text:style-name="T17">'?p=postAlt&amp;o=challenge'</text:span><text:span text:style-name="T6">;</text:span></text:p>
      <text:p text:style-name="P5"><text:tab/></text:p>
      <text:p text:style-name="Standard">Note: processChallengeVideoSubmit() currently only accepts youtube videos, but this should now be extended with the code written for video comment posting.</text:p>
      <text:p text:style-name="Standard">Note: uploading to facebook photo albums is not implemented.</text:p>
      <text:p text:style-name="Standard">Note: for testing purposes, if a challenge exists with the shortname 'testPoints10k' then anyone submitting this challenge will have it awarded right away. Useful when testing site point-based prize functionality.</text:p>
      <text:p text:style-name="Standard"/>
      <text:h text:style-name="Heading_20_2" text:outline-level="2">pageContact</text:h>
      <text:h text:style-name="Heading_20_2" text:outline-level="2">pageDBTest</text:h>
      <text:p text:style-name="Text_20_body">A leftover page to demonstrate dbRowObject functionality.</text:p>
      <text:h text:style-name="Heading_20_2" text:outline-level="2">pageDesign (?p=design&amp;o=...)</text:h>
      <text:p text:style-name="Text_20_body">Gateway to design mockups. &amp;o=&lt;name&gt; fetches '.../templates/design&lt;Name&gt;.html'</text:p>
      <text:h text:style-name="Heading_20_2" text:outline-level="2"><text:soft-page-break/>pageHome (?p=home)</text:h>
      <text:p text:style-name="Text_20_body">The home page.</text:p>
      <text:h text:style-name="Heading_20_2" text:outline-level="2">pageInvite (?p=invite)</text:h>
      <text:p text:style-name="Text_20_body">Builds invite page, logs invite events, and handles friend filtering based on past invites, and prevents multiple log entries from occurring for repeat invites of the same persorn. Of particular interest is the default period of time before invites may be sent again to the same person: <text:span text:style-name="T6"><text:tab/></text:span></text:p>
      <text:p text:style-name="Text_20_body"><text:span text:style-name="T11">$inviteInterval </text:span><text:span text:style-name="T6">= </text:span><text:span text:style-name="T20">3600</text:span><text:span text:style-name="T6">*</text:span><text:span text:style-name="T20">24</text:span><text:span text:style-name="T6">*</text:span><text:span text:style-name="T20">14</text:span><text:span text:style-name="T6">; </text:span><text:span text:style-name="T14">// 2 weeks in seconds</text:span></text:p>
      <text:h text:style-name="Heading_20_2" text:outline-level="2">pageLeaders (?p=leaders)</text:h>
      <text:p text:style-name="Text_20_body">Generates leaders page. fetchRewardPanel() builds two version of the header for the weekly and all-time leader filter state, and javascript controls which of the two are visible at any given time. You can see the templates involved in each state from the abbreviated code fragment:</text:p>
      <text:p text:style-name="P1"><text:span text:style-name="T9">$inside</text:span><text:span text:style-name="T4">.=</text:span><text:span text:style-name="T15">'&lt;div id="alltimeLeaderRewardHead"&gt;...'</text:span><text:span text:style-name="T4">.</text:span><text:span text:style-name="T9">$this</text:span><text:span text:style-name="T4">-&gt;templateObj-&gt;templates[</text:span><text:span text:style-name="T15">'leaderRewardAlltimeOverview'</text:span><text:span text:style-name="T4">].</text:span></text:p>
      <text:p text:style-name="P4"><text:span text:style-name="T4"><text:tab/><text:tab/><text:tab/></text:span><text:span text:style-name="T15">'...'<text:tab/></text:span><text:span text:style-name="T4">.</text:span><text:span text:style-name="T9">$this</text:span><text:span text:style-name="T4">-&gt;templateObj-&gt;templates[</text:span><text:span text:style-name="T15">'GrandPrize'</text:span><text:span text:style-name="T4">].</text:span><text:span text:style-name="T15">'...&lt;/div&gt;'</text:span><text:span text:style-name="T4">;</text:span></text:p>
      <text:p text:style-name="P10"/>
      <text:p text:style-name="P4"><text:span text:style-name="T9">$inside</text:span><text:span text:style-name="T4">.=</text:span><text:span text:style-name="T15">'&lt;div id="weeklyLeaderRewardHead" class="hidden"&gt;...' </text:span><text:span text:style-name="T4">. </text:span><text:span text:style-name="T9">$this</text:span><text:span text:style-name="T4">&gt;templateObj&gt;templates[</text:span><text:span text:style-name="T15">'leaderRewardWeeklyOverview'</text:span><text:span text:style-name="T4">].</text:span><text:span text:style-name="T15">'...'</text:span><text:span text:style-name="T4">.</text:span><text:span text:style-name="T9">$weekly</text:span><text:span text:style-name="T4">.</text:span><text:span text:style-name="T15">'...&lt;/div&gt;'</text:span><text:span text:style-name="T4">;</text:span></text:p>
      <text:p text:style-name="Text_20_body"><text:span text:style-name="T17">$weekly<text:tab/><text:tab/><text:tab/></text:span></text:p>
      <text:p text:style-name="Text_20_body">where $weekly is the detail code for a randomly chosen weekly prize for the current week. </text:p>
      <text:h text:style-name="Heading_20_2" text:outline-level="2">pageLinks</text:h>
      <text:h text:style-name="Heading_20_2" text:outline-level="2">pageOrders (?p=orders)</text:h>
      <text:p text:style-name="Text_20_body">Renders your order history. With &amp;id=&lt;orderid&gt; shows order detail for &lt;orderid&gt;. Renders blank if there are no orders (side effect of calling pageProfile-&gt;fetchOrderList). The local fetchOrderList() appears to be unused.</text:p>
      <text:h text:style-name="Heading_20_2" text:outline-level="2">pagePostStory</text:h>
      <text:h text:style-name="Heading_20_2" text:outline-level="2">pageProfile (?p=profile&amp;memberid=&lt;fbid&gt;)</text:h>
      <text:p text:style-name="Text_20_body">Renders profile for specified fbId. When the memberid is the same as the session's fbId, the Bio box is ajax-editable and the Redeem, Order History, and Pending Challenges boxes appear. </text:p>
      <text:p text:style-name="Text_20_body">To review a user's submitted challenges used &amp;viewSubmitted.</text:p>
      <text:p text:style-name="Text_20_body">To view the score history rather than the normal user action feed, use &amp;viewHistory.</text:p>
      <text:p text:style-name="Text_20_body">Note that both of the above are intended for admin use but are not authenticated should users learn of their existence. (TODO for open source release).</text:p>
      <text:h text:style-name="Heading_20_2" text:outline-level="2"><text:soft-page-break/>pageRead</text:h>
      <text:h text:style-name="Heading_20_2" text:outline-level="2">pageRedeem (?p=redeem&amp;id=&lt;prizeid&gt;</text:h>
      <text:p text:style-name="Text_20_body">Builds and renders prize redemption form for prizeid (buildOrderForm()), handles form submission, validation of necessary order fields in validateOrderFields(), and also checks whether the order can be placed given prize redemption constraints and user eligibility and point totals (checkOrderPossible()). If the order can be places, processPrizeOrder() updates user point totals, prize quantities, generates an order record, and logs the redemption.</text:p>
      <text:h text:style-name="Heading_20_2" text:outline-level="2">pageRewards (?p=rewards)</text:h>
      <text:p text:style-name="Text_20_body">Renders the prize grid. With &amp;id=&lt;prizeid&gt; shows prize detail for a particular prize. &amp;o=summary shows the prize summary (fetchSummaryPage()) page (can be adapted via templates for sites other than HotDish). &amp;o=winners shows the winners page (fetchWinnersPage()) (?p=winners is synonymous). </text:p>
      <text:h text:style-name="Heading_20_2" text:outline-level="2">pageRules</text:h>
      <text:h text:style-name="Heading_20_2" text:outline-level="2">pageSignup (?p=signup)</text:h>
      <text:p text:style-name="Text_20_body">Similar in structure and function to pageAccount in that it uses account.class for most of the heavy lifting, but invokes postSignup() to handle logging the signup, crediting invitations, and sending email verification. Redirects to ?p=team immediately if you are already a member, so use &amp;force to see the signup page again. (TODO: this may need to be reworked for open source release, users may be able to exploit the site by triggering the log events in postSignup multiple times.)</text:p>
      <text:h text:style-name="Heading_20_2" text:outline-level="2">pageStatic</text:h>
      <text:p text:style-name="Text_20_body">Renders several static pages (faq, rules, consent, etc) from templates via a switch statement.</text:p>
      <text:h text:style-name="Heading_20_2" text:outline-level="2">pageStories</text:h>
      <text:h text:style-name="Heading_20_2" text:outline-level="2">pageTeam</text:h>
      <text:p text:style-name="Text_20_body">The team page. Page content is suppressed if ENABLE_MINOR_CONSENT is true a minor has not turned in their consent form (fetch()). &amp;newsignup shows a different team intro and shows the email address verification reminder message. Also HARDCODED to send an email to <text:a xlink:type="simple" xlink:href="mailto:newscloud@gmail">newscloud@gmail</text:a> with the new user's email address.</text:p>
      <text:p text:style-name="Text_20_body">fetchUpperBox() builds the team intros (member or nonmember depending on whether viewer has signed up or not), including the challenge legend. </text:p>
      <text:p text:style-name="Text_20_body">fetchLowerBox() builds the team friends box (fetchTeamFriends()), the feed (fetchFeedBox()), and the side panels via the actionTeam class.</text:p>
      <text:h text:style-name="Heading_20_1" text:outline-level="1">Console</text:h>
      <text:p text:style-name="Text_20_body"/>
      <text:p text:style-name="P7">Action Team-Related Functionality Added</text:p>
      <table:table table:name="Table2" table:style-name="Table2">
        <table:table-column table:style-name="Table2.A"/>
        <table:table-column table:style-name="Table2.B"/>
        <text:soft-page-break/>
        <table:table-row>
          <table:table-cell table:style-name="Table2.A1" office:value-type="string">
            <text:p text:style-name="Text_20_body">Community : Members : ViewMember<text:tab/></text:p>
          </table:table-cell>
          <table:table-cell table:style-name="Table2.B1" office:value-type="string">
            <text:p text:style-name="Text_20_body">Show Friend Invite Credits: Shows table of friends invited that joined the action team.</text:p>
          </table:table-cell>
        </table:table-row>
        <table:table-row>
          <table:table-cell table:style-name="Table2.A2" office:value-type="string">
            <text:p text:style-name="Table_20_Contents"/>
          </table:table-cell>
          <table:table-cell table:style-name="Table2.B2" office:value-type="string">
            <text:p text:style-name="Text_20_body">Authorize User For Template Editing: adds this user to list of authorized fbIds in the system status table</text:p>
          </table:table-cell>
        </table:table-row>
        <table:table-row>
          <table:table-cell table:style-name="Table2.A2" office:value-type="string">
            <text:p text:style-name="Text_20_body">Challenges : Create/Edit</text:p>
          </table:table-cell>
          <table:table-cell table:style-name="Table2.B2" office:value-type="string">
            <text:p text:style-name="Text_20_body">Note that uploading challenge thumbnail photos doesn't work from the Create Challenge page but does from the Edit page</text:p>
          </table:table-cell>
        </table:table-row>
        <table:table-row>
          <table:table-cell table:style-name="Table2.A2" office:value-type="string">
            <text:p text:style-name="Text_20_body">ChallengesCompleted</text:p>
          </table:table-cell>
          <table:table-cell table:style-name="Table2.B2" office:value-type="string">
            <text:p text:style-name="Text_20_body">Shows up to 1000 each of the most recent submitted challenges and automatic challenges. </text:p>
          </table:table-cell>
        </table:table-row>
        <table:table-row>
          <table:table-cell table:style-name="Table2.A2" office:value-type="string">
            <text:p text:style-name="Text_20_body">ChallengesCompleted : Review<text:tab/></text:p>
            <text:p text:style-name="Text_20_body"/>
          </table:table-cell>
          <table:table-cell table:style-name="Table2.B2" office:value-type="string">
            <text:p text:style-name="Table_20_Contents">- points are awarded and comment set when 'Approve' is pressed</text:p>
            <text:p text:style-name="Table_20_Contents">- use the profile link to see the evidence before approving</text:p>
            <text:p text:style-name="Table_20_Contents">- use 'Reject' to dismiss a submission you dont want to approve. never use 'Remove'.</text:p>
            <text:p text:style-name="Table_20_Contents"/>
          </table:table-cell>
        </table:table-row>
        <table:table-row>
          <table:table-cell table:style-name="Table2.A2" office:value-type="string">
            <text:p text:style-name="Text_20_body">Prizes : Create/Edit</text:p>
          </table:table-cell>
          <table:table-cell table:style-name="Table2.B2" office:value-type="string">
            <text:p text:style-name="Table_20_Contents">Same issue with thumbnail uploading as with challenges.</text:p>
          </table:table-cell>
        </table:table-row>
        <table:table-row>
          <table:table-cell table:style-name="Table2.A2" office:value-type="string">
            <text:p text:style-name="Text_20_body">Leaders</text:p>
          </table:table-cell>
          <table:table-cell table:style-name="Table2.B2" office:value-type="string">
            <text:p text:style-name="Table_20_Contents">Shows the entire weekly scores table (cached weekly scores) and also the current (instantaneous leaderboard) of those users with nonzero point totals. </text:p>
            <text:p text:style-name="Table_20_Contents">- the +/- buttons can be used to select groups of like users (by eligibility and week)</text:p>
            <text:p text:style-name="Table_20_Contents">- use the 'weekly' or 'grand' buttons at the bottom of each table to award prizes to all selected users</text:p>
          </table:table-cell>
        </table:table-row>
        <table:table-row>
          <table:table-cell table:style-name="Table2.A2" office:value-type="string">
            <text:p text:style-name="Text_20_body">Leaders:Prize Selection</text:p>
          </table:table-cell>
          <table:table-cell table:style-name="Table2.B2" office:value-type="string">
            <text:p text:style-name="Table_20_Contents">- Userids of the selected users should be printed for confirmation</text:p>
            <text:p text:style-name="Table_20_Contents">- select the prize you want to award and hit 'Award'</text:p>
          </table:table-cell>
        </table:table-row>
        <table:table-row>
          <table:table-cell table:style-name="Table2.A2" office:value-type="string">
            <text:p text:style-name="Text_20_body">Leaders:Award Notification</text:p>
          </table:table-cell>
          <table:table-cell table:style-name="Table2.B2" office:value-type="string">
            <text:p text:style-name="Table_20_Contents">Email and facebook notification template to be sent to the user(s) selected. They can be editing to your liking before you press Mail &amp; Notify. </text:p>
            <text:p text:style-name="Table_20_Contents">Note: Prizes not actually awarded until you press Mail&amp;Notify</text:p>
          </table:table-cell>
        </table:table-row>
        <table:table-row>
          <table:table-cell table:style-name="Table2.A2" office:value-type="string">
            <text:p text:style-name="Text_20_body">Admin: Edit Site Templates</text:p>
          </table:table-cell>
          <table:table-cell table:style-name="Table2.B2" office:value-type="string">
            <text:p text:style-name="Table_20_Contents">Edit site dynamic templates. (redirects from console to ?p=admin&amp;o=editTemplates)</text:p>
          </table:table-cell>
        </table:table-row>
        <table:table-row>
          <table:table-cell table:style-name="Table2.A2" office:value-type="string">
            <text:p text:style-name="Text_20_body"/>
          </table:table-cell>
          <table:table-cell table:style-name="Table2.B2" office:value-type="string">
            <text:p text:style-name="Table_20_Contents"/>
          </table:table-cell>
        </table:table-row>
      </table:table>
      <text:p text:style-name="Text_20_body"/>
      <text:p text:style-name="Text_20_body"><text:tab/></text:p>
      <text:h text:style-name="Heading_20_1" text:outline-level="1">Cron</text:h>
      <text:p text:style-name="Standard"/>
      <text:p text:style-name="Standard">The tasks I added for the Action Team are calcWeeklyLeaders, updateSiteChallenges, updateCachedPointsAndChallenges, and updateUserLevels, all of which are documented under teamBackend.</text:p>
      <text:p text:style-name="Standard"/>
      <text:p text:style-name="Standard">Note that calcTeamLeaders doesnt not seem to have ever been implemented.</text:p>
      <text:p text:style-name="Standard"><text:soft-page-break/></text:p>
      <text:p text:style-name="Standard">Snapshot of cron jobs, their frequencies and status for HotDish on 5/1/2009:</text:p>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ask</text:p>
          </table:table-cell>
          <table:table-cell table:style-name="Table3.A1" office:value-type="string">
            <text:p text:style-name="P11">Comments</text:p>
          </table:table-cell>
          <table:table-cell table:style-name="Table3.A1" office:value-type="string">
            <text:p text:style-name="P11">Status</text:p>
          </table:table-cell>
          <table:table-cell table:style-name="Table3.A1" office:value-type="string">
            <text:p text:style-name="P11">Period (min)</text:p>
          </table:table-cell>
        </table:table-row>
        <table:table-row table:style-name="Table3.1">
          <table:table-cell table:style-name="Table3.A1" office:value-type="string">
            <text:p text:style-name="P13"><text:a xlink:type="simple" xlink:href="http://hotdish.newsi.us/index.php?p=console&amp;group=admin&amp;action=cronJobs&amp;id=634"><text:span text:style-name="T23">insertNewResearchData</text:span></text:a></text:p>
          </table:table-cell>
          <table:table-cell table:style-name="Table3.A1" office:value-type="string">
            <text:p text:style-name="P12">Add in the daily research stat logs</text:p>
          </table:table-cell>
          <table:table-cell table:style-name="Table3.A1" office:value-type="string">
            <text:p text:style-name="P12">enabled</text:p>
          </table:table-cell>
          <table:table-cell table:style-name="Table3.A1" office:value-type="string">
            <text:p text:style-name="P12">1440</text:p>
          </table:table-cell>
        </table:table-row>
        <table:table-row table:style-name="Table3.1">
          <table:table-cell table:style-name="Table3.A1" office:value-type="string">
            <text:p text:style-name="P13"><text:a xlink:type="simple" xlink:href="http://hotdish.newsi.us/index.php?p=console&amp;group=admin&amp;action=cronJobs&amp;id=633"><text:span text:style-name="T23">facebookSendPromos</text:span></text:a></text:p>
          </table:table-cell>
          <table:table-cell table:style-name="Table3.A1" office:value-type="string">
            <text:p text:style-name="P12">Send promotions to new users</text:p>
          </table:table-cell>
          <table:table-cell table:style-name="Table3.A1" office:value-type="string">
            <text:p text:style-name="P12">enabled</text:p>
          </table:table-cell>
          <table:table-cell table:style-name="Table3.A1" office:value-type="string">
            <text:p text:style-name="P12">1440</text:p>
          </table:table-cell>
        </table:table-row>
        <table:table-row table:style-name="Table3.1">
          <table:table-cell table:style-name="Table3.A1" office:value-type="string">
            <text:p text:style-name="P13"><text:a xlink:type="simple" xlink:href="http://hotdish.newsi.us/index.php?p=console&amp;group=admin&amp;action=cronJobs&amp;id=632"><text:span text:style-name="T23">facebookSendNotifications</text:span></text:a></text:p>
          </table:table-cell>
          <table:table-cell table:style-name="Table3.A1" office:value-type="string">
            <text:p text:style-name="P12">Deliver notifications</text:p>
          </table:table-cell>
          <table:table-cell table:style-name="Table3.A1" office:value-type="string">
            <text:p text:style-name="P12">enabled</text:p>
          </table:table-cell>
          <table:table-cell table:style-name="Table3.A1" office:value-type="string">
            <text:p text:style-name="P12">20</text:p>
          </table:table-cell>
        </table:table-row>
        <table:table-row table:style-name="Table3.1">
          <table:table-cell table:style-name="Table3.A1" office:value-type="string">
            <text:p text:style-name="P13"><text:a xlink:type="simple" xlink:href="http://hotdish.newsi.us/index.php?p=console&amp;group=admin&amp;action=cronJobs&amp;id=631"><text:span text:style-name="T23">calcWeeklyLeaders</text:span></text:a></text:p>
          </table:table-cell>
          <table:table-cell table:style-name="Table3.A1" office:value-type="string">
            <text:p text:style-name="P12">Recalculates all points for all users, stores weekly leaders in WeeklyScores tble</text:p>
          </table:table-cell>
          <table:table-cell table:style-name="Table3.A1" office:value-type="string">
            <text:p text:style-name="P12">disabled</text:p>
          </table:table-cell>
          <table:table-cell table:style-name="Table3.A1" office:value-type="string">
            <text:p text:style-name="P12">10080</text:p>
          </table:table-cell>
        </table:table-row>
        <table:table-row table:style-name="Table3.1">
          <table:table-cell table:style-name="Table3.A1" office:value-type="string">
            <text:p text:style-name="P13"><text:a xlink:type="simple" xlink:href="http://hotdish.newsi.us/index.php?p=console&amp;group=admin&amp;action=cronJobs&amp;id=630"><text:span text:style-name="T23">updateSiteChallenges</text:span></text:a></text:p>
          </table:table-cell>
          <table:table-cell table:style-name="Table3.A1" office:value-type="string">
            <text:p text:style-name="P12">Detects and awards challenges for site internal functions that cant be detected as they happen</text:p>
          </table:table-cell>
          <table:table-cell table:style-name="Table3.A1" office:value-type="string">
            <text:p text:style-name="P12">enabled</text:p>
          </table:table-cell>
          <table:table-cell table:style-name="Table3.A1" office:value-type="string">
            <text:p text:style-name="P12">180</text:p>
          </table:table-cell>
        </table:table-row>
        <table:table-row table:style-name="Table3.1">
          <table:table-cell table:style-name="Table3.A1" office:value-type="string">
            <text:p text:style-name="P13"><text:a xlink:type="simple" xlink:href="http://hotdish.newsi.us/index.php?p=console&amp;group=admin&amp;action=cronJobs&amp;id=629"><text:span text:style-name="T23">updateCachedPointsAndChallenges</text:span></text:a></text:p>
          </table:table-cell>
          <table:table-cell table:style-name="Table3.A1" office:value-type="string">
            <text:p text:style-name="P12">Recalculate cached user point and challenge totals for internal consistency</text:p>
          </table:table-cell>
          <table:table-cell table:style-name="Table3.A1" office:value-type="string">
            <text:p text:style-name="P12">enabled</text:p>
          </table:table-cell>
          <table:table-cell table:style-name="Table3.A1" office:value-type="string">
            <text:p text:style-name="P12">90</text:p>
          </table:table-cell>
        </table:table-row>
        <table:table-row table:style-name="Table3.1">
          <table:table-cell table:style-name="Table3.A1" office:value-type="string">
            <text:p text:style-name="P13"><text:a xlink:type="simple" xlink:href="http://hotdish.newsi.us/index.php?p=console&amp;group=admin&amp;action=cronJobs&amp;id=628"><text:span text:style-name="T23">logHourlyStats</text:span></text:a></text:p>
          </table:table-cell>
          <table:table-cell table:style-name="Table3.A1" office:value-type="string">
            <text:p text:style-name="P12">Update hourly statistics in log</text:p>
          </table:table-cell>
          <table:table-cell table:style-name="Table3.A1" office:value-type="string">
            <text:p text:style-name="P12">enabled</text:p>
          </table:table-cell>
          <table:table-cell table:style-name="Table3.A1" office:value-type="string">
            <text:p text:style-name="P12">60</text:p>
          </table:table-cell>
        </table:table-row>
        <table:table-row table:style-name="Table3.1">
          <table:table-cell table:style-name="Table3.A1" office:value-type="string">
            <text:p text:style-name="P13"><text:a xlink:type="simple" xlink:href="http://hotdish.newsi.us/index.php?p=console&amp;group=admin&amp;action=cronJobs&amp;id=627"><text:span text:style-name="T23">updateUserLevels</text:span></text:a></text:p>
          </table:table-cell>
          <table:table-cell table:style-name="Table3.A1" office:value-type="string">
            <text:p text:style-name="P12">Update userLevel fields to match their points</text:p>
          </table:table-cell>
          <table:table-cell table:style-name="Table3.A1" office:value-type="string">
            <text:p text:style-name="P12">enabled</text:p>
          </table:table-cell>
          <table:table-cell table:style-name="Table3.A1" office:value-type="string">
            <text:p text:style-name="P12">60</text:p>
          </table:table-cell>
        </table:table-row>
        <table:table-row table:style-name="Table3.1">
          <table:table-cell table:style-name="Table3.A1" office:value-type="string">
            <text:p text:style-name="P13"><text:a xlink:type="simple" xlink:href="http://hotdish.newsi.us/index.php?p=console&amp;group=admin&amp;action=cronJobs&amp;id=626"><text:span text:style-name="T23">facebookAllocations</text:span></text:a></text:p>
          </table:table-cell>
          <table:table-cell table:style-name="Table3.A1" office:value-type="string">
            <text:p text:style-name="P12">Check Facebook allocations nightly</text:p>
          </table:table-cell>
          <table:table-cell table:style-name="Table3.A1" office:value-type="string">
            <text:p text:style-name="P12">enabled</text:p>
          </table:table-cell>
          <table:table-cell table:style-name="Table3.A1" office:value-type="string">
            <text:p text:style-name="P12">1440</text:p>
          </table:table-cell>
        </table:table-row>
        <table:table-row table:style-name="Table3.1">
          <table:table-cell table:style-name="Table3.A1" office:value-type="string">
            <text:p text:style-name="P13"><text:a xlink:type="simple" xlink:href="http://hotdish.newsi.us/index.php?p=console&amp;group=admin&amp;action=cronJobs&amp;id=625"><text:span text:style-name="T23">facebookEmailEngine</text:span></text:a></text:p>
          </table:table-cell>
          <table:table-cell table:style-name="Table3.A1" office:value-type="string">
            <text:p text:style-name="P12">Send Facebook emails</text:p>
          </table:table-cell>
          <table:table-cell table:style-name="Table3.A1" office:value-type="string">
            <text:p text:style-name="P12">enabled</text:p>
          </table:table-cell>
          <table:table-cell table:style-name="Table3.A1" office:value-type="string">
            <text:p text:style-name="P12">15</text:p>
          </table:table-cell>
        </table:table-row>
        <table:table-row table:style-name="Table3.1">
          <table:table-cell table:style-name="Table3.A1" office:value-type="string">
            <text:p text:style-name="P13"><text:a xlink:type="simple" xlink:href="http://hotdish.newsi.us/index.php?p=console&amp;group=admin&amp;action=cronJobs&amp;id=624"><text:span text:style-name="T23">facebookMinifeed</text:span></text:a></text:p>
          </table:table-cell>
          <table:table-cell table:style-name="Table3.A1" office:value-type="string">
            <text:p text:style-name="P12">Publish facebook minifeed stories</text:p>
          </table:table-cell>
          <table:table-cell table:style-name="Table3.A1" office:value-type="string">
            <text:p text:style-name="P12">enabled</text:p>
          </table:table-cell>
          <table:table-cell table:style-name="Table3.A1" office:value-type="string">
            <text:p text:style-name="P12">15</text:p>
          </table:table-cell>
        </table:table-row>
        <table:table-row table:style-name="Table3.1">
          <table:table-cell table:style-name="Table3.A1" office:value-type="string">
            <text:p text:style-name="P13"><text:a xlink:type="simple" xlink:href="http://hotdish.newsi.us/index.php?p=console&amp;group=admin&amp;action=cronJobs&amp;id=623"><text:span text:style-name="T23">facebookProfileBoxes</text:span></text:a></text:p>
          </table:table-cell>
          <table:table-cell table:style-name="Table3.A1" office:value-type="string">
            <text:p text:style-name="P12">Update Facebook profile boxes</text:p>
          </table:table-cell>
          <table:table-cell table:style-name="Table3.A1" office:value-type="string">
            <text:p text:style-name="P12">enabled</text:p>
          </table:table-cell>
          <table:table-cell table:style-name="Table3.A1" office:value-type="string">
            <text:p text:style-name="P12">15</text:p>
          </table:table-cell>
        </table:table-row>
        <table:table-row table:style-name="Table3.1">
          <table:table-cell table:style-name="Table3.A1" office:value-type="string">
            <text:p text:style-name="P13"><text:a xlink:type="simple" xlink:href="http://hotdish.newsi.us/index.php?p=console&amp;group=admin&amp;action=cronJobs&amp;id=622"><text:span text:style-name="T23">calcTeamLeaders</text:span></text:a></text:p>
          </table:table-cell>
          <table:table-cell table:style-name="Table3.A1" office:value-type="string">
            <text:p text:style-name="P12">Update team leaders</text:p>
          </table:table-cell>
          <table:table-cell table:style-name="Table3.A1" office:value-type="string">
            <text:p text:style-name="P12">enabled</text:p>
          </table:table-cell>
          <table:table-cell table:style-name="Table3.A1" office:value-type="string">
            <text:p text:style-name="P12">60</text:p>
          </table:table-cell>
        </table:table-row>
        <table:table-row table:style-name="Table3.1">
          <table:table-cell table:style-name="Table3.A1" office:value-type="string">
            <text:p text:style-name="P13"><text:a xlink:type="simple" xlink:href="http://hotdish.newsi.us/index.php?p=console&amp;group=admin&amp;action=cronJobs&amp;id=621"><text:span text:style-name="T23">updateSiteMap</text:span></text:a></text:p>
          </table:table-cell>
          <table:table-cell table:style-name="Table3.A1" office:value-type="string">
            <text:p text:style-name="P12">Update site map for search engines</text:p>
          </table:table-cell>
          <table:table-cell table:style-name="Table3.A1" office:value-type="string">
            <text:p text:style-name="P12">enabled</text:p>
          </table:table-cell>
          <table:table-cell table:style-name="Table3.A1" office:value-type="string">
            <text:p text:style-name="P12">60</text:p>
          </table:table-cell>
        </table:table-row>
        <table:table-row table:style-name="Table3.1">
          <table:table-cell table:style-name="Table3.A1" office:value-type="string">
            <text:p text:style-name="P13"><text:a xlink:type="simple" xlink:href="http://hotdish.newsi.us/index.php?p=console&amp;group=admin&amp;action=cronJobs&amp;id=620"><text:span text:style-name="T23">updateTwitter</text:span></text:a></text:p>
          </table:table-cell>
          <table:table-cell table:style-name="Table3.A1" office:value-type="string">
            <text:p text:style-name="P12">Update top stories in Twitter</text:p>
          </table:table-cell>
          <table:table-cell table:style-name="Table3.A1" office:value-type="string">
            <text:p text:style-name="P12">enabled</text:p>
          </table:table-cell>
          <table:table-cell table:style-name="Table3.A1" office:value-type="string">
            <text:p text:style-name="P12">30</text:p>
          </table:table-cell>
        </table:table-row>
        <table:table-row table:style-name="Table3.1">
          <table:table-cell table:style-name="Table3.A1" office:value-type="string">
            <text:p text:style-name="P13"><text:a xlink:type="simple" xlink:href="http://hotdish.newsi.us/index.php?p=console&amp;group=admin&amp;action=cronJobs&amp;id=619"><text:span text:style-name="T23">syncResources</text:span></text:a></text:p>
          </table:table-cell>
          <table:table-cell table:style-name="Table3.A1" office:value-type="string">
            <text:p text:style-name="P12">Fetch folders and links from the cloud</text:p>
          </table:table-cell>
          <table:table-cell table:style-name="Table3.A1" office:value-type="string">
            <text:p text:style-name="P12">enabled</text:p>
          </table:table-cell>
          <table:table-cell table:style-name="Table3.A1" office:value-type="string">
            <text:p text:style-name="P12">4320</text:p>
          </table:table-cell>
        </table:table-row>
        <table:table-row table:style-name="Table3.1">
          <table:table-cell table:style-name="Table3.A1" office:value-type="string">
            <text:p text:style-name="P13"><text:a xlink:type="simple" xlink:href="http://hotdish.newsi.us/index.php?p=console&amp;group=admin&amp;action=cronJobs&amp;id=618"><text:span text:style-name="T23">syncLog</text:span></text:a></text:p>
          </table:table-cell>
          <table:table-cell table:style-name="Table3.A1" office:value-type="string">
            <text:p text:style-name="P12">Synchronize the log with NewsCloud server</text:p>
          </table:table-cell>
          <table:table-cell table:style-name="Table3.A1" office:value-type="string">
            <text:p text:style-name="P12">enabled</text:p>
          </table:table-cell>
          <table:table-cell table:style-name="Table3.A1" office:value-type="string">
            <text:p text:style-name="P12">30</text:p>
          </table:table-cell>
        </table:table-row>
        <table:table-row table:style-name="Table3.1">
          <table:table-cell table:style-name="Table3.A1" office:value-type="string">
            <text:p text:style-name="P13"><text:a xlink:type="simple" xlink:href="http://hotdish.newsi.us/index.php?p=console&amp;group=admin&amp;action=cronJobs&amp;id=617"><text:span text:style-name="T23">cleanup</text:span></text:a></text:p>
          </table:table-cell>
          <table:table-cell table:style-name="Table3.A1" office:value-type="string">
            <text:p text:style-name="P12">Cleanup unused tables</text:p>
          </table:table-cell>
          <table:table-cell table:style-name="Table3.A1" office:value-type="string">
            <text:p text:style-name="P12">enabled</text:p>
          </table:table-cell>
          <table:table-cell table:style-name="Table3.A1" office:value-type="string">
            <text:p text:style-name="P12">1440</text:p>
          </table:table-cell>
        </table:table-row>
        <table:table-row table:style-name="Table3.1">
          <table:table-cell table:style-name="Table3.A1" office:value-type="string">
            <text:p text:style-name="P13"><text:a xlink:type="simple" xlink:href="http://hotdish.newsi.us/index.php?p=console&amp;group=admin&amp;action=cronJobs&amp;id=616"><text:span text:style-name="T23">syncAnnouncements</text:span></text:a></text:p>
          </table:table-cell>
          <table:table-cell table:style-name="Table3.A1" office:value-type="string">
            <text:p text:style-name="P12">Synchronize the announcements for this Cloud</text:p>
          </table:table-cell>
          <table:table-cell table:style-name="Table3.A1" office:value-type="string">
            <text:p text:style-name="P12">disabled</text:p>
          </table:table-cell>
          <table:table-cell table:style-name="Table3.A1" office:value-type="string">
            <text:p text:style-name="P12">1440</text:p>
          </table:table-cell>
        </table:table-row>
        <table:table-row table:style-name="Table3.1">
          <table:table-cell table:style-name="Table3.A1" office:value-type="string">
            <text:p text:style-name="P13"><text:a xlink:type="simple" xlink:href="http://hotdish.newsi.us/index.php?p=console&amp;group=admin&amp;action=cronJobs&amp;id=615"><text:span text:style-name="T23">syncProperties</text:span></text:a></text:p>
          </table:table-cell>
          <table:table-cell table:style-name="Table3.A1" office:value-type="string">
            <text:p text:style-name="P12">Synchronize the latest Cloud properties</text:p>
          </table:table-cell>
          <table:table-cell table:style-name="Table3.A1" office:value-type="string">
            <text:p text:style-name="P12">enabled</text:p>
          </table:table-cell>
          <table:table-cell table:style-name="Table3.A1" office:value-type="string">
            <text:p text:style-name="P12">1440</text:p>
          </table:table-cell>
        </table:table-row>
        <text:soft-page-break/>
        <table:table-row table:style-name="Table3.1">
          <table:table-cell table:style-name="Table3.A1" office:value-type="string">
            <text:p text:style-name="P13"><text:a xlink:type="simple" xlink:href="http://hotdish.newsi.us/index.php?p=console&amp;group=admin&amp;action=cronJobs&amp;id=614"><text:span text:style-name="T23">syncScores</text:span></text:a></text:p>
          </table:table-cell>
          <table:table-cell table:style-name="Table3.A1" office:value-type="string">
            <text:p text:style-name="P12">Update scores for recent stories</text:p>
          </table:table-cell>
          <table:table-cell table:style-name="Table3.A1" office:value-type="string">
            <text:p text:style-name="P12">enabled</text:p>
          </table:table-cell>
          <table:table-cell table:style-name="Table3.A1" office:value-type="string">
            <text:p text:style-name="P12">20</text:p>
          </table:table-cell>
        </table:table-row>
        <table:table-row table:style-name="Table3.1">
          <table:table-cell table:style-name="Table3.A1" office:value-type="string">
            <text:p text:style-name="P13"><text:a xlink:type="simple" xlink:href="http://hotdish.newsi.us/index.php?p=console&amp;group=admin&amp;action=cronJobs&amp;id=613"><text:span text:style-name="T23">syncComments</text:span></text:a></text:p>
          </table:table-cell>
          <table:table-cell table:style-name="Table3.A1" office:value-type="string">
            <text:p text:style-name="P12">Fetch new comment thread for this cloud</text:p>
          </table:table-cell>
          <table:table-cell table:style-name="Table3.A1" office:value-type="string">
            <text:p text:style-name="P12">enabled</text:p>
          </table:table-cell>
          <table:table-cell table:style-name="Table3.A1" office:value-type="string">
            <text:p text:style-name="P12">30</text:p>
          </table:table-cell>
        </table:table-row>
        <table:table-row table:style-name="Table3.1">
          <table:table-cell table:style-name="Table3.A1" office:value-type="string">
            <text:p text:style-name="P13"><text:a xlink:type="simple" xlink:href="http://hotdish.newsi.us/index.php?p=console&amp;group=admin&amp;action=cronJobs&amp;id=612"><text:span text:style-name="T23">syncContent</text:span></text:a></text:p>
          </table:table-cell>
          <table:table-cell table:style-name="Table3.A1" office:value-type="string">
            <text:p text:style-name="P12">Fetch new Content stories for this cloud</text:p>
          </table:table-cell>
          <table:table-cell table:style-name="Table3.A1" office:value-type="string">
            <text:p text:style-name="P12">enabled</text:p>
          </table:table-cell>
          <table:table-cell table:style-name="Table3.A1" office:value-type="string">
            <text:p text:style-name="P12">60</text:p>
          </table:table-cell>
        </table:table-row>
        <table:table-row table:style-name="Table3.1">
          <table:table-cell table:style-name="Table3.A1" office:value-type="string">
            <text:p text:style-name="P13"><text:a xlink:type="simple" xlink:href="http://hotdish.newsi.us/index.php?p=console&amp;group=admin&amp;action=cronJobs&amp;id=611"><text:span text:style-name="T23">fetchFeeds</text:span></text:a></text:p>
          </table:table-cell>
          <table:table-cell table:style-name="Table3.A1" office:value-type="string">
            <text:p text:style-name="P12">Fetch blog feeds locally</text:p>
          </table:table-cell>
          <table:table-cell table:style-name="Table3.A1" office:value-type="string">
            <text:p text:style-name="P12">enabled</text:p>
          </table:table-cell>
          <table:table-cell table:style-name="Table3.A1" office:value-type="string">
            <text:p text:style-name="P12">15</text:p>
          </table:table-cell>
        </table:table-row>
        <table:table-row table:style-name="Table3.1">
          <table:table-cell table:style-name="Table3.A1" office:value-type="string">
            <text:p text:style-name="P13"><text:a xlink:type="simple" xlink:href="http://hotdish.newsi.us/index.php?p=console&amp;group=admin&amp;action=cronJobs&amp;id=610"><text:span text:style-name="T23">syncFeedList</text:span></text:a></text:p>
          </table:table-cell>
          <table:table-cell table:style-name="Table3.A1" office:value-type="string">
            <text:p text:style-name="P12">Fetch blog list for this cloud</text:p>
          </table:table-cell>
          <table:table-cell table:style-name="Table3.A1" office:value-type="string">
            <text:p text:style-name="P12">enabled</text:p>
          </table:table-cell>
          <table:table-cell table:style-name="Table3.A1" office:value-type="string">
            <text:p text:style-name="P12">720</text:p>
          </table:table-cell>
        </table:table-row>
        <table:table-row table:style-name="Table3.1">
          <table:table-cell table:style-name="Table3.A1" office:value-type="string">
            <text:p text:style-name="P13"><text:a xlink:type="simple" xlink:href="http://hotdish.newsi.us/index.php?p=console&amp;group=admin&amp;action=cronJobs&amp;id=609"><text:span text:style-name="T23">updateCache</text:span></text:a></text:p>
          </table:table-cell>
          <table:table-cell table:style-name="Table3.A1" office:value-type="string">
            <text:p text:style-name="P12">Update cached content</text:p>
          </table:table-cell>
          <table:table-cell table:style-name="Table3.A1" office:value-type="string">
            <text:p text:style-name="P12">disabled</text:p>
          </table:table-cell>
          <table:table-cell table:style-name="Table3.A1" office:value-type="string">
            <text:p text:style-name="P12">15</text:p>
          </table:table-cell>
        </table:table-row>
      </table:table>
      <text:p text:style-name="P12"/>
      <text:p text:style-name="Standard"><text:tab/><text:tab/><text:tab/><text:tab/><text:tab/><text:tab/></text:p>
      <text:p text:style-name="Text_20_body"><text:tab/><text:tab/><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acDonald</meta:initial-creator>
    <meta:creation-date>2009-04-28T14:09:15</meta:creation-date>
    <dc:date>2009-05-01T20:59:20</dc:date>
    <dc:creator>Daniel MacDonald</dc:creator>
    <meta:editing-duration>PT59H53M42S</meta:editing-duration>
    <meta:editing-cycles>13</meta:editing-cycles>
    <meta:generator>OpenOffice.org/3.0$Unix OpenOffice.org_project/300m15$Build-9379</meta:generator>
    <meta:document-statistic meta:table-count="2" meta:image-count="0" meta:object-count="0" meta:page-count="12" meta:paragraph-count="333" meta:word-count="2839" meta:character-count="20563"/>
    <meta:user-defined meta:name="Info 1"/>
    <meta:user-defined meta:name="Info 2"/>
    <meta:user-defined meta:name="Info 3"/>
    <meta:user-defined meta:name="Info 4"/>
  </office:meta>
</office:document-meta>
</file>